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officeooo:rsid="00039049" officeooo:paragraph-rsid="00039049"/>
    </style:style>
    <style:style style:name="P2" style:family="paragraph" style:parent-style-name="Standard">
      <style:text-properties fo:color="#000000" loext:opacity="100%" officeooo:rsid="00039049" officeooo:paragraph-rsid="00039049"/>
    </style:style>
    <style:style style:name="P3" style:family="paragraph" style:parent-style-name="Standard">
      <style:text-properties fo:color="#000000" loext:opacity="100%" officeooo:rsid="0004e310" officeooo:paragraph-rsid="0004e310"/>
    </style:style>
    <style:style style:name="P4" style:family="paragraph" style:parent-style-name="Standard">
      <style:text-properties fo:color="#000000" loext:opacity="100%" officeooo:rsid="0006673d" officeooo:paragraph-rsid="0006673d"/>
    </style:style>
    <style:style style:name="T1" style:family="text">
      <style:text-properties officeooo:rsid="0004e3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U1:</text:p>
      <text:p text:style-name="P2">Fibonacci serisi<text:span text:style-name="T1">nin ilk 10 elemanı</text:span> için akış şeması ve algoritma oluşturun</text:p>
      <text:p text:style-name="P2"/>
      <text:p text:style-name="P3">1) Başla</text:p>
      <text:p text:style-name="P3">2) a=1 b=1</text:p>
      <text:p text:style-name="P3">3) Yazdır a,b</text:p>
      <text:p text:style-name="P3">4) i=1 den 8’e kadar birer arttır</text:p>
      <text:p text:style-name="P3">5) c=a+b</text:p>
      <text:p text:style-name="P3">6) Yazdır c</text:p>
      <text:p text:style-name="P3">7) a=b</text:p>
      <text:p text:style-name="P3">8) b=c</text:p>
      <text:p text:style-name="P4">9) Son</text:p>
      <text:p text:style-name="P3"/>
      <text:p text:style-name="P3"/>
      <text:p text:style-name="P3"/>
      <text:p text:style-name="P3">1 <text:s/>1 <text:s/>2 <text:s/>3 <text:s/>5 <text:s text:c="2"/>8 <text:s/>13 <text:s/>21 <text:s/>34 <text:s/>55</text:p>
      <text:p text:style-name="P3"/>
      <text:p text:style-name="P3"><text:s/>a<text:tab/>b<text:tab/>c</text:p>
      <text:p text:style-name="P3">--- <text:s text:c="6"/>--- <text:s text:c="7"/>---</text:p>
      <text:p text:style-name="P3">1<text:tab/>1<text:tab/>2</text:p>
      <text:p text:style-name="P3">1<text:tab/>2<text:tab/>3</text:p>
      <text:p text:style-name="P3">2<text:tab/>3<text:tab/>5</text:p>
      <text:p text:style-name="P3">3<text:tab/>5<text:tab/>8</text:p>
      <text:p text:style-name="P3">5<text:tab/>8<text:tab/>13<text:tab/></text:p>
      <text:p text:style-name="P3">8<text:tab/>13<text:tab/>21<text:tab/></text:p>
      <text:p text:style-name="P3">13<text:tab/>21<text:tab/>34<text:tab/></text:p>
      <text:p text:style-name="P3">21<text:tab/>34<text:tab/>5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1T11:30:39.385000000</meta:creation-date>
    <dc:date>2021-10-11T11:43:43.073000000</dc:date>
    <meta:editing-duration>PT13M3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2" meta:word-count="78" meta:character-count="296" meta:non-whitespace-character-count="213"/>
  </office:meta>
</office:document-meta>
</file>